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/>
    </style:style>
    <style:style style:name="Tabela1.A" style:family="table-column">
      <style:table-column-properties style:column-width="5.821cm" style:rel-column-width="3300*"/>
    </style:style>
    <style:style style:name="Tabela1.B" style:family="table-column">
      <style:table-column-properties style:column-width="2.963cm" style:rel-column-width="1680*"/>
    </style:style>
    <style:style style:name="Tabela1.C" style:family="table-column">
      <style:table-column-properties style:column-width="2.011cm" style:rel-column-width="1140*"/>
    </style:style>
    <style:style style:name="Tabela1.D" style:family="table-column">
      <style:table-column-properties style:column-width="2.064cm" style:rel-column-width="1170*"/>
    </style:style>
    <style:style style:name="Tabela1.E" style:family="table-column">
      <style:table-column-properties style:column-width="2.057cm" style:rel-column-width="1166*"/>
    </style:style>
    <style:style style:name="Tabela1.F" style:family="table-column">
      <style:table-column-properties style:column-width="2.124cm" style:rel-column-width="1204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3300*"/>
    </style:style>
    <style:style style:name="Table2.B" style:family="table-column">
      <style:table-column-properties style:column-width="2.963cm" style:rel-column-width="1680*"/>
    </style:style>
    <style:style style:name="Table2.C" style:family="table-column">
      <style:table-column-properties style:column-width="2.831cm" style:rel-column-width="1605*"/>
    </style:style>
    <style:style style:name="Table2.D" style:family="table-column">
      <style:table-column-properties style:column-width="2.699cm" style:rel-column-width="1530*"/>
    </style:style>
    <style:style style:name="Table2.E" style:family="table-column">
      <style:table-column-properties style:column-width="2.725cm" style:rel-column-width="1545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205cm" fo:margin-bottom="0.205cm"/>
    </style:style>
    <style:style style:name="P6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7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8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9" style:family="paragraph" style:parent-style-name="Standard">
      <style:paragraph-properties fo:margin-left="0.37cm" fo:margin-right="0cm" fo:text-indent="-0.37cm" style:auto-text-indent="false"/>
    </style:style>
    <style:style style:name="P10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11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12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13" style:family="paragraph" style:parent-style-name="Standard">
      <style:paragraph-properties fo:margin-left="0.529cm" fo:margin-right="0cm" fo:text-indent="0cm" style:auto-text-indent="false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.37cm" fo:margin-right="0cm" fo:text-indent="-0.37cm" style:auto-text-indent="false"/>
    </style:style>
    <style:style style:name="P17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18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margin-left="0.37cm" fo:margin-right="0cm" fo:text-indent="-0.37cm" style:auto-text-indent="false" fo:break-before="page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fo:background-color="#ffff00" style:font-size-asian="10pt" style:font-size-complex="10pt"/>
    </style:style>
    <style:style style:name="P25" style:family="paragraph" style:parent-style-name="Text_20_body">
      <style:paragraph-properties fo:margin-left="0.37cm" fo:margin-right="0cm" fo:text-indent="-0.37cm" style:auto-text-indent="false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tracked-changes>
        <text:changed-region xml:id="ct291755656" text:id="ct291755656">
          <text:insertion>
            <office:change-info>
              <dc:creator>Robert Płatkowski</dc:creator>
              <dc:date>2019-03-10T20:29:00</dc:date>
            </office:change-info>
          </text:insertion>
        </text:changed-region>
        <text:changed-region xml:id="ct291756280" text:id="ct291756280">
          <text:insertion>
            <office:change-info>
              <dc:creator>Robert Płatkowski</dc:creator>
              <dc:date>2019-03-10T20:34:00</dc:date>
            </office:change-info>
          </text:insertion>
        </text:changed-region>
        <text:changed-region xml:id="ct291755760" text:id="ct291755760">
          <text:insertion>
            <office:change-info>
              <dc:creator>Robert Płatkowski</dc:creator>
              <dc:date>2019-03-10T20:30:00</dc:date>
            </office:change-info>
          </text:insertion>
        </text:changed-region>
        <text:changed-region xml:id="ct291755864" text:id="ct291755864">
          <text:insertion>
            <office:change-info>
              <dc:creator>Robert Płatkowski</dc:creator>
              <dc:date>2019-03-10T20:34:00</dc:date>
            </office:change-info>
          </text:insertion>
        </text:changed-region>
        <text:changed-region xml:id="ct291754096" text:id="ct291754096">
          <text:insertion>
            <office:change-info>
              <dc:creator>Robert Płatkowski</dc:creator>
              <dc:date>2019-03-10T20:30:00</dc:date>
            </office:change-info>
          </text:insertion>
        </text:changed-region>
        <text:changed-region xml:id="ct291756592" text:id="ct291756592">
          <text:insertion>
            <office:change-info>
              <dc:creator>Robert Płatkowski</dc:creator>
              <dc:date>2019-03-10T20:34:00</dc:date>
            </office:change-info>
          </text:insertion>
        </text:changed-region>
        <text:changed-region xml:id="ct291754824" text:id="ct291754824">
          <text:insertion>
            <office:change-info>
              <dc:creator>Robert Płatkowski</dc:creator>
              <dc:date>2019-03-10T20:30:00</dc:date>
            </office:change-info>
          </text:insertion>
        </text:changed-region>
        <text:changed-region xml:id="ct291754304" text:id="ct291754304">
          <text:insertion>
            <office:change-info>
              <dc:creator>Robert Płatkowski</dc:creator>
              <dc:date>2019-03-10T20:35:00</dc:date>
            </office:change-info>
          </text:insertion>
        </text:changed-region>
        <text:changed-region xml:id="ct291755344" text:id="ct291755344">
          <text:insertion>
            <office:change-info>
              <dc:creator>Robert Płatkowski</dc:creator>
              <dc:date>2019-03-10T20:35:00</dc:date>
            </office:change-info>
          </text:insertion>
        </text:changed-region>
        <text:changed-region xml:id="ct291755136" text:id="ct291755136">
          <text:insertion>
            <office:change-info>
              <dc:creator>Robert Płatkowski</dc:creator>
              <dc:date>2019-03-10T20:35:00</dc:date>
            </office:change-info>
          </text:insertion>
        </text:changed-region>
        <text:changed-region xml:id="ct291756800" text:id="ct291756800">
          <text:insertion>
            <office:change-info>
              <dc:creator>Robert Płatkowski</dc:creator>
              <dc:date>2019-03-10T20:35:00</dc:date>
            </office:change-info>
          </text:insertion>
        </text:changed-region>
        <text:changed-region xml:id="ct291754200" text:id="ct291754200">
          <text:insertion>
            <office:change-info>
              <dc:creator>Robert Płatkowski</dc:creator>
              <dc:date>2019-03-10T20:41:00</dc:date>
            </office:change-info>
          </text:insertion>
        </text:changed-region>
        <text:changed-region xml:id="ct291754512" text:id="ct291754512">
          <text:insertion>
            <office:change-info>
              <dc:creator>Robert Płatkowski</dc:creator>
              <dc:date>2019-03-10T20:41:00</dc:date>
            </office:change-info>
          </text:insertion>
        </text:changed-region>
        <text:changed-region xml:id="ct289199280" text:id="ct289199280">
          <text:insertion>
            <office:change-info>
              <dc:creator>Robert Płatkowski</dc:creator>
              <dc:date>2019-03-10T19:50:00</dc:date>
            </office:change-info>
          </text:insertion>
        </text:changed-region>
        <text:changed-region xml:id="ct289198656" text:id="ct289198656">
          <text:insertion>
            <office:change-info>
              <dc:creator>Robert Płatkowski</dc:creator>
              <dc:date>2019-03-10T19:51:00</dc:date>
            </office:change-info>
          </text:insertion>
        </text:changed-region>
        <text:changed-region xml:id="ct291759400" text:id="ct291759400">
          <text:insertion>
            <office:change-info>
              <dc:creator>Robert Płatkowski</dc:creator>
              <dc:date>2019-03-10T20:22:00</dc:date>
            </office:change-info>
          </text:insertion>
        </text:changed-region>
        <text:changed-region xml:id="ct289199800" text:id="ct289199800">
          <text:insertion>
            <office:change-info>
              <dc:creator>Robert Płatkowski</dc:creator>
              <dc:date>2019-03-10T19:51:00</dc:date>
            </office:change-info>
          </text:insertion>
        </text:changed-region>
        <text:changed-region xml:id="ct289200112" text:id="ct289200112">
          <text:insertion>
            <office:change-info>
              <dc:creator>Robert Płatkowski</dc:creator>
              <dc:date>2019-03-10T19:52:00</dc:date>
            </office:change-info>
          </text:insertion>
        </text:changed-region>
        <text:changed-region xml:id="ct289197824" text:id="ct289197824">
          <text:insertion>
            <office:change-info>
              <dc:creator>Robert Płatkowski</dc:creator>
              <dc:date>2019-03-10T19:52:00</dc:date>
            </office:change-info>
          </text:insertion>
        </text:changed-region>
        <text:changed-region xml:id="ct291754408" text:id="ct291754408">
          <text:insertion>
            <office:change-info>
              <dc:creator>Robert Płatkowski</dc:creator>
              <dc:date>2019-03-10T20:40:00</dc:date>
            </office:change-info>
          </text:insertion>
        </text:changed-region>
        <text:changed-region xml:id="ct291731736" text:id="ct291731736">
          <text:insertion>
            <office:change-info>
              <dc:creator>Robert Płatkowski</dc:creator>
              <dc:date>2019-03-10T20:40:00</dc:date>
            </office:change-info>
          </text:insertion>
        </text:changed-region>
        <text:changed-region xml:id="ct291731008" text:id="ct291731008">
          <text:insertion>
            <office:change-info>
              <dc:creator>Robert Płatkowski</dc:creator>
              <dc:date>2019-03-10T20:40:00</dc:date>
            </office:change-info>
          </text:insertion>
        </text:changed-region>
        <text:changed-region xml:id="ct291731840" text:id="ct291731840">
          <text:insertion>
            <office:change-info>
              <dc:creator>Robert Płatkowski</dc:creator>
              <dc:date>2019-03-10T20:40:00</dc:date>
            </office:change-info>
          </text:insertion>
        </text:changed-region>
        <text:changed-region xml:id="ct291731320" text:id="ct291731320">
          <text:insertion>
            <office:change-info>
              <dc:creator>Robert Płatkowski</dc:creator>
              <dc:date>2019-03-10T20:41:00</dc:date>
            </office:change-info>
          </text:insertion>
        </text:changed-region>
        <text:changed-region xml:id="ct291754928" text:id="ct291754928">
          <text:insertion>
            <office:change-info>
              <dc:creator>Robert Płatkowski</dc:creator>
              <dc:date>2019-03-10T20:41:00</dc:date>
            </office:change-info>
          </text:insertion>
        </text:changed-region>
        <text:changed-region xml:id="ct291756072" text:id="ct291756072">
          <text:insertion>
            <office:change-info>
              <dc:creator>Robert Płatkowski</dc:creator>
              <dc:date>2019-03-10T20:42:00</dc:date>
            </office:change-info>
          </text:insertion>
        </text:changed-region>
        <text:changed-region xml:id="ct291732776" text:id="ct291732776">
          <text:insertion>
            <office:change-info>
              <dc:creator>Robert Płatkowski</dc:creator>
              <dc:date>2019-03-10T20:42:00</dc:date>
            </office:change-info>
          </text:insertion>
        </text:changed-region>
        <text:changed-region xml:id="ct291732152" text:id="ct291732152">
          <text:insertion>
            <office:change-info>
              <dc:creator>Robert Płatkowski</dc:creator>
              <dc:date>2019-03-10T20:42:00</dc:date>
            </office:change-info>
          </text:insertion>
        </text:changed-region>
        <text:changed-region xml:id="ct291730904" text:id="ct291730904">
          <text:insertion>
            <office:change-info>
              <dc:creator>Robert Płatkowski</dc:creator>
              <dc:date>2019-03-10T20:42:00</dc:date>
            </office:change-info>
          </text:insertion>
        </text:changed-region>
        <text:changed-region xml:id="ct346327544" text:id="ct346327544">
          <text:insertion>
            <office:change-info>
              <dc:creator>Robert Płatkowski</dc:creator>
              <dc:date>2019-03-10T20:56:00</dc:date>
            </office:change-info>
          </text:insertion>
        </text:changed-region>
        <text:changed-region xml:id="ct346326920" text:id="ct346326920">
          <text:insertion>
            <office:change-info>
              <dc:creator>Robert Płatkowski</dc:creator>
              <dc:date>2019-03-10T20:56:00</dc:date>
            </office:change-info>
          </text:insertion>
        </text:changed-region>
        <text:changed-region xml:id="ct346328376" text:id="ct346328376">
          <text:insertion>
            <office:change-info>
              <dc:creator>Robert Płatkowski</dc:creator>
              <dc:date>2019-03-10T20:56:00</dc:date>
            </office:change-info>
          </text:insertion>
        </text:changed-region>
        <text:changed-region xml:id="ct346328272" text:id="ct346328272">
          <text:insertion>
            <office:change-info>
              <dc:creator>Robert Płatkowski</dc:creator>
              <dc:date>2019-03-10T20:56:00</dc:date>
            </office:change-info>
          </text:insertion>
        </text:changed-region>
        <text:changed-region xml:id="ct346327128" text:id="ct346327128">
          <text:insertion>
            <office:change-info>
              <dc:creator>Robert Płatkowski</dc:creator>
              <dc:date>2019-03-10T20:57:00</dc:date>
            </office:change-info>
          </text:insertion>
        </text:changed-region>
        <text:changed-region xml:id="ct346330872" text:id="ct346330872">
          <text:insertion>
            <office:change-info>
              <dc:creator>Robert Płatkowski</dc:creator>
              <dc:date>2019-03-10T20:57:00</dc:date>
            </office:change-info>
          </text:insertion>
        </text:changed-region>
        <text:changed-region xml:id="ct346331080" text:id="ct346331080">
          <text:insertion>
            <office:change-info>
              <dc:creator>Robert Płatkowski</dc:creator>
              <dc:date>2019-03-10T20:57:00</dc:date>
            </office:change-info>
          </text:insertion>
        </text:changed-region>
        <text:changed-region xml:id="ct346327336" text:id="ct346327336">
          <text:insertion>
            <office:change-info>
              <dc:creator>Robert Płatkowski</dc:creator>
              <dc:date>2019-03-10T20:57:00</dc:date>
            </office:change-info>
          </text:insertion>
        </text:changed-region>
        <text:changed-region xml:id="ct289198344" text:id="ct289198344">
          <text:insertion>
            <office:change-info>
              <dc:creator>Robert Płatkowski</dc:creator>
              <dc:date>2019-03-10T20:43:00</dc:date>
            </office:change-info>
          </text:insertion>
        </text:changed-region>
        <text:changed-region xml:id="ct289198968" text:id="ct289198968">
          <text:insertion>
            <office:change-info>
              <dc:creator>Robert Płatkowski</dc:creator>
              <dc:date>2019-03-10T20:44:00</dc:date>
            </office:change-info>
          </text:insertion>
        </text:changed-region>
        <text:changed-region xml:id="ct289197408" text:id="ct289197408">
          <text:insertion>
            <office:change-info>
              <dc:creator>Robert Płatkowski</dc:creator>
              <dc:date>2019-03-10T20:44:00</dc:date>
            </office:change-info>
          </text:insertion>
        </text:changed-region>
        <text:changed-region xml:id="ct346331808" text:id="ct346331808">
          <text:deletion>
            <office:change-info>
              <dc:creator>Robert Płatkowski</dc:creator>
              <dc:date>2019-03-10T20:45:00</dc:date>
            </office:change-info>
            <text:p text:style-name="P1">5.04.2019</text:p>
          </text:deletion>
        </text:changed-region>
        <text:changed-region xml:id="ct346330352" text:id="ct346330352">
          <text:insertion>
            <office:change-info>
              <dc:creator>Robert Płatkowski</dc:creator>
              <dc:date>2019-03-10T20:59:00</dc:date>
            </office:change-info>
          </text:insertion>
        </text:changed-region>
        <text:changed-region xml:id="ct346327856" text:id="ct346327856">
          <text:insertion>
            <office:change-info>
              <dc:creator>Robert Płatkowski</dc:creator>
              <dc:date>2019-03-10T20:45:00</dc:date>
            </office:change-info>
          </text:insertion>
        </text:changed-region>
        <text:changed-region xml:id="ct289198760" text:id="ct289198760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346331496" text:id="ct346331496">
          <text:deletion>
            <office:change-info>
              <dc:creator>Robert Płatkowski</dc:creator>
              <dc:date>2019-03-10T20:47:00</dc:date>
            </office:change-info>
            <text:p text:style-name="P1">12.04.2019</text:p>
          </text:deletion>
        </text:changed-region>
        <text:changed-region xml:id="ct346328480" text:id="ct346328480">
          <text:insertion>
            <office:change-info>
              <dc:creator>Robert Płatkowski</dc:creator>
              <dc:date>2019-03-10T20:47:00</dc:date>
            </office:change-info>
          </text:insertion>
        </text:changed-region>
        <text:changed-region xml:id="ct289199488" text:id="ct289199488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292125608" text:id="ct292125608">
          <text:deletion>
            <office:change-info>
              <dc:creator>Robert Płatkowski</dc:creator>
              <dc:date>2019-03-10T20:47:00</dc:date>
            </office:change-info>
            <text:p text:style-name="P1">12.04.2019</text:p>
          </text:deletion>
        </text:changed-region>
        <text:changed-region xml:id="ct292123424" text:id="ct292123424">
          <text:insertion>
            <office:change-info>
              <dc:creator>Robert Płatkowski</dc:creator>
              <dc:date>2019-03-10T20:47:00</dc:date>
            </office:change-info>
          </text:insertion>
        </text:changed-region>
        <text:changed-region xml:id="ct289199592" text:id="ct289199592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292126024" text:id="ct292126024">
          <text:deletion>
            <office:change-info>
              <dc:creator>Robert Płatkowski</dc:creator>
              <dc:date>2019-03-10T20:47:00</dc:date>
            </office:change-info>
            <text:p text:style-name="P1">12.04.2019</text:p>
          </text:deletion>
        </text:changed-region>
        <text:changed-region xml:id="ct292125712" text:id="ct292125712">
          <text:insertion>
            <office:change-info>
              <dc:creator>Robert Płatkowski</dc:creator>
              <dc:date>2019-03-10T20:47:00</dc:date>
            </office:change-info>
          </text:insertion>
        </text:changed-region>
        <text:changed-region xml:id="ct289200424" text:id="ct289200424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292125920" text:id="ct292125920">
          <text:deletion>
            <office:change-info>
              <dc:creator>Robert Płatkowski</dc:creator>
              <dc:date>2019-03-10T20:47:00</dc:date>
            </office:change-info>
            <text:p text:style-name="P1">12.04.2019</text:p>
          </text:deletion>
        </text:changed-region>
        <text:changed-region xml:id="ct292124152" text:id="ct292124152">
          <text:insertion>
            <office:change-info>
              <dc:creator>Robert Płatkowski</dc:creator>
              <dc:date>2019-03-10T20:47:00</dc:date>
            </office:change-info>
          </text:insertion>
        </text:changed-region>
        <text:changed-region xml:id="ct292122800" text:id="ct292122800">
          <text:insertion>
            <office:change-info>
              <dc:creator>Robert Płatkowski</dc:creator>
              <dc:date>2019-03-10T20:48:00</dc:date>
            </office:change-info>
          </text:insertion>
        </text:changed-region>
        <text:changed-region xml:id="ct292123840" text:id="ct292123840">
          <text:insertion>
            <office:change-info>
              <dc:creator>Robert Płatkowski</dc:creator>
              <dc:date>2019-03-10T20:48:00</dc:date>
            </office:change-info>
          </text:insertion>
        </text:changed-region>
        <text:changed-region xml:id="ct346331704" text:id="ct346331704">
          <text:insertion>
            <office:change-info>
              <dc:creator>Robert Płatkowski</dc:creator>
              <dc:date>2019-03-10T21:04:00</dc:date>
            </office:change-info>
          </text:insertion>
        </text:changed-region>
        <text:changed-region xml:id="ct292123008" text:id="ct292123008">
          <text:insertion>
            <office:change-info>
              <dc:creator>Robert Płatkowski</dc:creator>
              <dc:date>2019-03-10T20:48:00</dc:date>
            </office:change-info>
          </text:insertion>
        </text:changed-region>
        <text:changed-region xml:id="ct292124048" text:id="ct292124048">
          <text:insertion>
            <office:change-info>
              <dc:creator>Robert Płatkowski</dc:creator>
              <dc:date>2019-03-10T20:48:00</dc:date>
            </office:change-info>
          </text:insertion>
        </text:changed-region>
        <text:changed-region xml:id="ct289199696" text:id="ct289199696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346330040" text:id="ct346330040">
          <text:deletion>
            <office:change-info>
              <dc:creator>Robert Płatkowski</dc:creator>
              <dc:date>2019-03-10T21:04:00</dc:date>
            </office:change-info>
            <text:p text:style-name="P1">15.04.2019</text:p>
          </text:deletion>
        </text:changed-region>
        <text:changed-region xml:id="ct346330664" text:id="ct346330664">
          <text:insertion>
            <office:change-info>
              <dc:creator>Robert Płatkowski</dc:creator>
              <dc:date>2019-03-10T21:04:00</dc:date>
            </office:change-info>
          </text:insertion>
        </text:changed-region>
        <text:changed-region xml:id="ct291758984" text:id="ct291758984">
          <text:insertion>
            <office:change-info>
              <dc:creator>Robert Płatkowski</dc:creator>
              <dc:date>2019-03-10T20:11:00</dc:date>
            </office:change-info>
          </text:insertion>
        </text:changed-region>
        <text:changed-region xml:id="ct291758880" text:id="ct291758880">
          <text:insertion>
            <office:change-info>
              <dc:creator>Robert Płatkowski</dc:creator>
              <dc:date>2019-03-10T20:12:00</dc:date>
            </office:change-info>
          </text:insertion>
        </text:changed-region>
        <text:changed-region xml:id="ct291759088" text:id="ct291759088">
          <text:insertion>
            <office:change-info>
              <dc:creator>Robert Płatkowski</dc:creator>
              <dc:date>2019-03-10T20:13:00</dc:date>
            </office:change-info>
          </text:insertion>
        </text:changed-region>
        <text:changed-region xml:id="ct291756384" text:id="ct291756384">
          <text:insertion>
            <office:change-info>
              <dc:creator>Robert Płatkowski</dc:creator>
              <dc:date>2019-03-10T20:25:00</dc:date>
            </office:change-info>
          </text:insertion>
        </text:changed-region>
        <text:changed-region xml:id="ct291757320" text:id="ct291757320">
          <text:insertion>
            <office:change-info>
              <dc:creator>Robert Płatkowski</dc:creator>
              <dc:date>2019-03-10T20:24:00</dc:date>
            </office:change-info>
          </text:insertion>
        </text:changed-region>
        <text:changed-region xml:id="ct291754720" text:id="ct291754720">
          <text:insertion>
            <office:change-info>
              <dc:creator>Robert Płatkowski</dc:creator>
              <dc:date>2019-03-10T20:25:00</dc:date>
            </office:change-info>
          </text:insertion>
        </text:changed-region>
        <text:changed-region xml:id="ct346326088" text:id="ct346326088">
          <text:insertion>
            <office:change-info>
              <dc:creator>Robert Płatkowski</dc:creator>
              <dc:date>2019-03-10T20:50:00</dc:date>
            </office:change-info>
          </text:insertion>
        </text:changed-region>
        <text:changed-region xml:id="ct346328584" text:id="ct346328584">
          <text:insertion>
            <office:change-info>
              <dc:creator>Robert Płatkowski</dc:creator>
              <dc:date>2019-03-10T20:50:00</dc:date>
            </office:change-info>
          </text:insertion>
        </text:changed-region>
        <text:changed-region xml:id="ct346332120" text:id="ct346332120">
          <text:insertion>
            <office:change-info>
              <dc:creator>Robert Płatkowski</dc:creator>
              <dc:date>2019-03-10T21:02:00</dc:date>
            </office:change-info>
          </text:insertion>
        </text:changed-region>
        <text:changed-region xml:id="ct346330768" text:id="ct346330768">
          <text:insertion>
            <office:change-info>
              <dc:creator>Robert Płatkowski</dc:creator>
              <dc:date>2019-03-10T21:03:00</dc:date>
            </office:change-info>
          </text:insertion>
        </text:changed-region>
        <text:changed-region xml:id="ct346329936" text:id="ct346329936">
          <text:insertion>
            <office:change-info>
              <dc:creator>Robert Płatkowski</dc:creator>
              <dc:date>2019-03-10T21:03:00</dc:date>
            </office:change-info>
          </text:insertion>
        </text:changed-region>
        <text:changed-region xml:id="ct346332224" text:id="ct346332224">
          <text:insertion>
            <office:change-info>
              <dc:creator>Robert Płatkowski</dc:creator>
              <dc:date>2019-03-10T21:03:00</dc:date>
            </office:change-info>
          </text:insertion>
        </text:changed-region>
        <text:changed-region xml:id="ct346328064" text:id="ct346328064">
          <text:insertion>
            <office:change-info>
              <dc:creator>Robert Płatkowski</dc:creator>
              <dc:date>2019-03-10T20:52:00</dc:date>
            </office:change-info>
          </text:insertion>
        </text:changed-region>
        <text:changed-region xml:id="ct346326400" text:id="ct346326400">
          <text:insertion>
            <office:change-info>
              <dc:creator>Robert Płatkowski</dc:creator>
              <dc:date>2019-03-10T20:51:00</dc:date>
            </office:change-info>
          </text:insertion>
        </text:changed-region>
        <text:changed-region xml:id="ct346326608" text:id="ct346326608">
          <text:insertion>
            <office:change-info>
              <dc:creator>Robert Płatkowski</dc:creator>
              <dc:date>2019-03-10T20:52:00</dc:date>
            </office:change-info>
          </text:insertion>
        </text:changed-region>
        <text:changed-region xml:id="ct346329000" text:id="ct346329000">
          <text:insertion>
            <office:change-info>
              <dc:creator>Robert Płatkowski</dc:creator>
              <dc:date>2019-03-10T20:52:00</dc:date>
            </office:change-info>
          </text:insertion>
        </text:changed-region>
        <text:changed-region xml:id="ct346326504" text:id="ct346326504">
          <text:insertion>
            <office:change-info>
              <dc:creator>Robert Płatkowski</dc:creator>
              <dc:date>2019-03-10T20:53:00</dc:date>
            </office:change-info>
          </text:insertion>
        </text:changed-region>
        <text:changed-region xml:id="ct346328792" text:id="ct346328792">
          <text:insertion>
            <office:change-info>
              <dc:creator>Robert Płatkowski</dc:creator>
              <dc:date>2019-03-10T20:53:00</dc:date>
            </office:change-info>
          </text:insertion>
        </text:changed-region>
        <text:changed-region xml:id="ct346329416" text:id="ct346329416">
          <text:insertion>
            <office:change-info>
              <dc:creator>Robert Płatkowski</dc:creator>
              <dc:date>2019-03-10T20:58:00</dc:date>
            </office:change-info>
          </text:insertion>
        </text:changed-region>
        <text:changed-region xml:id="ct346330144" text:id="ct346330144">
          <text:insertion>
            <office:change-info>
              <dc:creator>Robert Płatkowski</dc:creator>
              <dc:date>2019-03-10T20:58:00</dc:date>
            </office:change-info>
          </text:insertion>
        </text:changed-region>
        <text:changed-region xml:id="ct346329728" text:id="ct346329728">
          <text:insertion>
            <office:change-info>
              <dc:creator>Robert Płatkowski</dc:creator>
              <dc:date>2019-03-10T20:58:00</dc:date>
            </office:change-info>
          </text:insertion>
        </text:changed-region>
        <text:changed-region xml:id="ct346332432" text:id="ct346332432">
          <text:insertion>
            <office:change-info>
              <dc:creator>Robert Płatkowski</dc:creator>
              <dc:date>2019-03-10T20:58:00</dc:date>
            </office:change-info>
          </text:insertion>
        </text:changed-region>
        <text:changed-region xml:id="ct346329208" text:id="ct346329208">
          <text:insertion>
            <office:change-info>
              <dc:creator>Robert Płatkowski</dc:creator>
              <dc:date>2019-03-10T20:54:00</dc:date>
            </office:change-info>
          </text:insertion>
        </text:changed-region>
        <text:changed-region xml:id="ct346327440" text:id="ct346327440">
          <text:insertion>
            <office:change-info>
              <dc:creator>Robert Płatkowski</dc:creator>
              <dc:date>2019-03-10T20:54:00</dc:date>
            </office:change-info>
          </text:insertion>
        </text:changed-region>
        <text:changed-region xml:id="ct346326816" text:id="ct346326816">
          <text:insertion>
            <office:change-info>
              <dc:creator>Robert Płatkowski</dc:creator>
              <dc:date>2019-03-10T20:54:00</dc:date>
            </office:change-info>
          </text:insertion>
        </text:changed-region>
        <text:changed-region xml:id="ct291755552" text:id="ct291755552">
          <text:insertion>
            <office:change-info>
              <dc:creator>Robert Płatkowski</dc:creator>
              <dc:date>2019-03-10T20:25:00</dc:date>
            </office:change-info>
          </text:insertion>
        </text:changed-region>
        <text:changed-region xml:id="ct346325984" text:id="ct346325984">
          <text:insertion>
            <office:change-info>
              <dc:creator>Robert Płatkowski</dc:creator>
              <dc:date>2019-03-10T20:49:00</dc:date>
            </office:change-info>
          </text:insertion>
        </text:changed-region>
        <text:changed-region xml:id="ct289200216" text:id="ct289200216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346331912" text:id="ct346331912">
          <text:deletion>
            <office:change-info>
              <dc:creator>Robert Płatkowski</dc:creator>
              <dc:date>2019-03-10T20:59:00</dc:date>
            </office:change-info>
            <text:p text:style-name="P1">15.04.2019</text:p>
          </text:deletion>
        </text:changed-region>
        <text:changed-region xml:id="ct346329624" text:id="ct346329624">
          <text:insertion>
            <office:change-info>
              <dc:creator>Robert Płatkowski</dc:creator>
              <dc:date>2019-03-10T20:59:00</dc:date>
            </office:change-info>
          </text:insertion>
        </text:changed-region>
        <text:changed-region xml:id="ct346330976" text:id="ct346330976">
          <text:insertion>
            <office:change-info>
              <dc:creator>Robert Płatkowski</dc:creator>
              <dc:date>2019-03-10T21:00:00</dc:date>
            </office:change-info>
          </text:insertion>
        </text:changed-region>
        <text:changed-region xml:id="ct346332016" text:id="ct346332016">
          <text:deletion>
            <office:change-info>
              <dc:creator>Robert Płatkowski</dc:creator>
              <dc:date>2019-03-10T21:00:00</dc:date>
            </office:change-info>
            <text:p text:style-name="P1">26.04.2019</text:p>
          </text:deletion>
        </text:changed-region>
        <text:changed-region xml:id="ct346330248" text:id="ct346330248">
          <text:insertion>
            <office:change-info>
              <dc:creator>Robert Płatkowski</dc:creator>
              <dc:date>2019-03-10T21:00:00</dc:date>
            </office:change-info>
          </text:insertion>
        </text:changed-region>
        <text:changed-region xml:id="ct346327752" text:id="ct346327752">
          <text:insertion>
            <office:change-info>
              <dc:creator>Robert Płatkowski</dc:creator>
              <dc:date>2019-03-10T20:49:00</dc:date>
            </office:change-info>
          </text:insertion>
        </text:changed-region>
        <text:changed-region xml:id="ct346326296" text:id="ct346326296">
          <text:insertion>
            <office:change-info>
              <dc:creator>Robert Płatkowski</dc:creator>
              <dc:date>2019-03-10T20:50:00</dc:date>
            </office:change-info>
          </text:insertion>
        </text:changed-region>
        <text:changed-region xml:id="ct289197512" text:id="ct289197512">
          <text:insertion>
            <office:change-info>
              <dc:creator>Robert Płatkowski</dc:creator>
              <dc:date>2019-03-10T19:53:00</dc:date>
            </office:change-info>
          </text:insertion>
        </text:changed-region>
        <text:changed-region xml:id="ct346331184" text:id="ct346331184">
          <text:deletion>
            <office:change-info>
              <dc:creator>Robert Płatkowski</dc:creator>
              <dc:date>2019-03-10T21:00:00</dc:date>
            </office:change-info>
            <text:p text:style-name="P1">6.05.2019</text:p>
          </text:deletion>
        </text:changed-region>
        <text:changed-region xml:id="ct346330560" text:id="ct346330560">
          <text:insertion>
            <office:change-info>
              <dc:creator>Robert Płatkowski</dc:creator>
              <dc:date>2019-03-10T21:00:00</dc:date>
            </office:change-info>
          </text:insertion>
        </text:changed-region>
        <text:changed-region xml:id="ct346332536" text:id="ct346332536">
          <text:deletion>
            <office:change-info>
              <dc:creator>Robert Płatkowski</dc:creator>
              <dc:date>2019-03-10T21:00:00</dc:date>
            </office:change-info>
            <text:p text:style-name="P1">8.05.2019</text:p>
          </text:deletion>
        </text:changed-region>
        <text:changed-region xml:id="ct346330456" text:id="ct346330456">
          <text:insertion>
            <office:change-info>
              <dc:creator>Robert Płatkowski</dc:creator>
              <dc:date>2019-03-10T21:01:00</dc:date>
            </office:change-info>
          </text:insertion>
        </text:changed-region>
        <text:changed-region xml:id="ct289200528" text:id="ct289200528">
          <text:insertion>
            <office:change-info>
              <dc:creator>Robert Płatkowski</dc:creator>
              <dc:date>2019-03-10T19:54:00</dc:date>
            </office:change-info>
          </text:insertion>
        </text:changed-region>
        <text:changed-region xml:id="ct346331392" text:id="ct346331392">
          <text:deletion>
            <office:change-info>
              <dc:creator>Robert Płatkowski</dc:creator>
              <dc:date>2019-03-10T21:09:00</dc:date>
            </office:change-info>
            <text:p text:style-name="P1">13.05.2019</text:p>
          </text:deletion>
        </text:changed-region>
        <text:changed-region xml:id="ct346329312" text:id="ct346329312">
          <text:insertion>
            <office:change-info>
              <dc:creator>Robert Płatkowski</dc:creator>
              <dc:date>2019-03-10T21:09:00</dc:date>
            </office:change-info>
          </text:insertion>
        </text:changed-region>
        <text:changed-region xml:id="ct346333576" text:id="ct346333576">
          <text:deletion>
            <office:change-info>
              <dc:creator>Robert Płatkowski</dc:creator>
              <dc:date>2019-03-10T21:10:00</dc:date>
            </office:change-info>
            <text:p text:style-name="P1">24.05.2019</text:p>
          </text:deletion>
        </text:changed-region>
        <text:changed-region xml:id="ct346334200" text:id="ct346334200">
          <text:insertion>
            <office:change-info>
              <dc:creator>Robert Płatkowski</dc:creator>
              <dc:date>2019-03-10T21:10:00</dc:date>
            </office:change-info>
          </text:insertion>
        </text:changed-region>
        <text:changed-region xml:id="ct289198136" text:id="ct289198136">
          <text:insertion>
            <office:change-info>
              <dc:creator>Robert Płatkowski</dc:creator>
              <dc:date>2019-03-10T19:54:00</dc:date>
            </office:change-info>
          </text:insertion>
        </text:changed-region>
        <text:changed-region xml:id="ct346334616" text:id="ct346334616">
          <text:deletion>
            <office:change-info>
              <dc:creator>Robert Płatkowski</dc:creator>
              <dc:date>2019-03-10T21:12:00</dc:date>
            </office:change-info>
            <text:p text:style-name="P1">13.05.2019</text:p>
          </text:deletion>
        </text:changed-region>
        <text:changed-region xml:id="ct346333680" text:id="ct346333680">
          <text:insertion>
            <office:change-info>
              <dc:creator>Robert Płatkowski</dc:creator>
              <dc:date>2019-03-10T21:12:00</dc:date>
            </office:change-info>
          </text:insertion>
        </text:changed-region>
        <text:changed-region xml:id="ct346334304" text:id="ct346334304">
          <text:deletion>
            <office:change-info>
              <dc:creator>Robert Płatkowski</dc:creator>
              <dc:date>2019-03-10T21:10:00</dc:date>
            </office:change-info>
            <text:p text:style-name="P1">24.05.2019</text:p>
          </text:deletion>
        </text:changed-region>
        <text:changed-region xml:id="ct346335760" text:id="ct346335760">
          <text:insertion>
            <office:change-info>
              <dc:creator>Robert Płatkowski</dc:creator>
              <dc:date>2019-03-10T21:10:00</dc:date>
            </office:change-info>
          </text:insertion>
        </text:changed-region>
        <text:changed-region xml:id="ct346334512" text:id="ct346334512">
          <text:insertion>
            <office:change-info>
              <dc:creator>Robert Płatkowski</dc:creator>
              <dc:date>2019-03-10T21:13:00</dc:date>
            </office:change-info>
          </text:insertion>
        </text:changed-region>
        <text:changed-region xml:id="ct346332640" text:id="ct346332640">
          <text:insertion>
            <office:change-info>
              <dc:creator>Robert Płatkowski</dc:creator>
              <dc:date>2019-03-10T21:14:00</dc:date>
            </office:change-info>
          </text:insertion>
        </text:changed-region>
        <text:changed-region xml:id="ct346334408" text:id="ct346334408">
          <text:insertion>
            <office:change-info>
              <dc:creator>Robert Płatkowski</dc:creator>
              <dc:date>2019-03-10T21:13:00</dc:date>
            </office:change-info>
          </text:insertion>
        </text:changed-region>
        <text:changed-region xml:id="ct346333472" text:id="ct346333472">
          <text:insertion>
            <office:change-info>
              <dc:creator>Robert Płatkowski</dc:creator>
              <dc:date>2019-03-10T21:13:00</dc:date>
            </office:change-info>
          </text:insertion>
        </text:changed-region>
        <text:changed-region xml:id="ct346334824" text:id="ct346334824">
          <text:insertion>
            <office:change-info>
              <dc:creator>Robert Płatkowski</dc:creator>
              <dc:date>2019-03-10T21:13:00</dc:date>
            </office:change-info>
          </text:insertion>
        </text:changed-region>
        <text:changed-region xml:id="ct346329520" text:id="ct346329520">
          <text:insertion>
            <office:change-info>
              <dc:creator>Robert Płatkowski</dc:creator>
              <dc:date>2019-03-10T21:15:00</dc:date>
            </office:change-info>
          </text:insertion>
        </text:changed-region>
        <text:changed-region xml:id="ct346333992" text:id="ct346333992">
          <text:insertion>
            <office:change-info>
              <dc:creator>Robert Płatkowski</dc:creator>
              <dc:date>2019-03-10T21:14:00</dc:date>
            </office:change-info>
          </text:insertion>
        </text:changed-region>
        <text:changed-region xml:id="ct346329832" text:id="ct346329832">
          <text:insertion>
            <office:change-info>
              <dc:creator>Robert Płatkowski</dc:creator>
              <dc:date>2019-03-10T21:15:00</dc:date>
            </office:change-info>
          </text:insertion>
        </text:changed-region>
        <text:changed-region xml:id="ct289198448" text:id="ct289198448">
          <text:insertion>
            <office:change-info>
              <dc:creator>Robert Płatkowski</dc:creator>
              <dc:date>2019-03-10T19:54:00</dc:date>
            </office:change-info>
          </text:insertion>
        </text:changed-region>
        <text:changed-region xml:id="ct346332328" text:id="ct346332328">
          <text:insertion>
            <office:change-info>
              <dc:creator>Robert Płatkowski</dc:creator>
              <dc:date>2019-03-10T21:15:00</dc:date>
            </office:change-info>
          </text:insertion>
        </text:changed-region>
        <text:changed-region xml:id="ct346331288" text:id="ct346331288">
          <text:insertion>
            <office:change-info>
              <dc:creator>Robert Płatkowski</dc:creator>
              <dc:date>2019-03-10T21:15:00</dc:date>
            </office:change-info>
          </text:insertion>
        </text:changed-region>
        <text:changed-region xml:id="ct346334096" text:id="ct346334096">
          <text:insertion>
            <office:change-info>
              <dc:creator>Robert Płatkowski</dc:creator>
              <dc:date>2019-03-10T21:16:00</dc:date>
            </office:change-info>
          </text:insertion>
        </text:changed-region>
        <text:changed-region xml:id="ct346335240" text:id="ct346335240">
          <text:insertion>
            <office:change-info>
              <dc:creator>Robert Płatkowski</dc:creator>
              <dc:date>2019-03-10T21:16:00</dc:date>
            </office:change-info>
          </text:insertion>
        </text:changed-region>
        <text:changed-region xml:id="ct346332744" text:id="ct346332744">
          <text:insertion>
            <office:change-info>
              <dc:creator>Robert Płatkowski</dc:creator>
              <dc:date>2019-03-10T21:16:00</dc:date>
            </office:change-info>
          </text:insertion>
        </text:changed-region>
        <text:changed-region xml:id="ct346335032" text:id="ct346335032">
          <text:insertion>
            <office:change-info>
              <dc:creator>Robert Płatkowski</dc:creator>
              <dc:date>2019-03-10T21:16:00</dc:date>
            </office:change-info>
          </text:insertion>
        </text:changed-region>
        <text:changed-region xml:id="ct346334928" text:id="ct346334928">
          <text:insertion>
            <office:change-info>
              <dc:creator>Robert Płatkowski</dc:creator>
              <dc:date>2019-03-10T21:18:00</dc:date>
            </office:change-info>
          </text:insertion>
        </text:changed-region>
        <text:changed-region xml:id="ct346335552" text:id="ct346335552">
          <text:insertion>
            <office:change-info>
              <dc:creator>Robert Płatkowski</dc:creator>
              <dc:date>2019-03-10T21:18:00</dc:date>
            </office:change-info>
          </text:insertion>
        </text:changed-region>
        <text:changed-region xml:id="ct346333264" text:id="ct346333264">
          <text:insertion>
            <office:change-info>
              <dc:creator>Robert Płatkowski</dc:creator>
              <dc:date>2019-03-10T21:18:00</dc:date>
            </office:change-info>
          </text:insertion>
        </text:changed-region>
        <text:changed-region xml:id="ct346317040" text:id="ct346317040">
          <text:insertion>
            <office:change-info>
              <dc:creator>Robert Płatkowski</dc:creator>
              <dc:date>2019-03-10T21:19:00</dc:date>
            </office:change-info>
          </text:insertion>
        </text:changed-region>
        <text:changed-region xml:id="ct346333368" text:id="ct346333368">
          <text:insertion>
            <office:change-info>
              <dc:creator>Robert Płatkowski</dc:creator>
              <dc:date>2019-03-10T21:19:00</dc:date>
            </office:change-info>
          </text:insertion>
        </text:changed-region>
        <text:changed-region xml:id="ct346333888" text:id="ct346333888">
          <text:insertion>
            <office:change-info>
              <dc:creator>Robert Płatkowski</dc:creator>
              <dc:date>2019-03-10T21:19:00</dc:date>
            </office:change-info>
          </text:insertion>
        </text:changed-region>
        <text:changed-region xml:id="ct346335344" text:id="ct346335344">
          <text:insertion>
            <office:change-info>
              <dc:creator>Robert Płatkowski</dc:creator>
              <dc:date>2019-03-10T21:22:00</dc:date>
            </office:change-info>
          </text:insertion>
        </text:changed-region>
        <text:changed-region xml:id="ct346318600" text:id="ct346318600">
          <text:insertion>
            <office:change-info>
              <dc:creator>Robert Płatkowski</dc:creator>
              <dc:date>2019-03-10T21:19:00</dc:date>
            </office:change-info>
          </text:insertion>
        </text:changed-region>
        <text:changed-region xml:id="ct346332848" text:id="ct346332848">
          <text:insertion>
            <office:change-info>
              <dc:creator>Robert Płatkowski</dc:creator>
              <dc:date>2019-03-10T21:19:00</dc:date>
            </office:change-info>
          </text:insertion>
        </text:changed-region>
        <text:changed-region xml:id="ct346335448" text:id="ct346335448">
          <text:insertion>
            <office:change-info>
              <dc:creator>Robert Płatkowski</dc:creator>
              <dc:date>2019-03-10T21:22:00</dc:date>
            </office:change-info>
          </text:insertion>
        </text:changed-region>
        <text:changed-region xml:id="ct346332952" text:id="ct346332952">
          <text:insertion>
            <office:change-info>
              <dc:creator>Robert Płatkowski</dc:creator>
              <dc:date>2019-03-10T21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8" text:outline-level="1">Raport z realizacji projektu:</text:h>
      <text:p text:style-name="P2"/>
      <text:p text:style-name="P4">Robot czyszczący tablicę – Robo-Gąbka</text:p>
      <text:p text:style-name="P5"/>
      <text:p text:style-name="P5">Zespół projektowy:</text:p>
      <text:p text:style-name="P12">Robert Płatkowski</text:p>
      <text:p text:style-name="P13">Tomasz Pogłud</text:p>
      <text:p text:style-name="P5">osoba prowadząca projekt:</text:p>
      <text:p text:style-name="P12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3"/>
      <text:p text:style-name="P3">Celem projektu jest wykonanie platformy mobilnej - robota poruszającego się po pionowej tablicy o metalowej ścianie tylnej umożliwiającej zamocowanie robota za pomocą magnesów.</text:p>
      <text:p text:style-name="P3"/>
      <text:p text:style-name="P3">Zakres projektu obejmuje:</text:p>
      <text:p text:style-name="P6">- zaprojektowanie i wykonanie podwozia robota umożliwiającego poruszanie się po pionowej metalowej tablicy w dowolnym kierunku oraz czyszczenie tablicy</text:p>
      <text:p text:style-name="P8">- zaprojektowanie i wykonanie napędu robota wraz ze sterownikiem prędkości obrotowej i kierunku obrotów silników</text:p>
      <text:p text:style-name="P7">- zaprojektowanie i wykonanie modułu zasilającego (akumulator, przetwornica step-down)</text:p>
      <text:p text:style-name="P7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7">- zaprojektowanie i wykonanie modułu komunikacji wifi umożliwiającego sterowanie ruchem robota oraz włączaniem/wyłączaniem automatycznego czyszczenia tablicy</text:p>
      <text:p text:style-name="P7">- zaprojektowanie i wykonanie kontrolera robota przetwarzającego sygnały z sensorów i modułu komunikacji oraz sterującego pracą sterownika silników</text:p>
      <text:p text:style-name="P7">- zaprogramowanie kontrolera robota</text:p>
      <text:p text:style-name="P7">- stworzenie aplikacji na smartfon służącej do komunikacji z robotem (sterowania ruchem, włączania/wyłączania automatycznego czyszczenia tablicy)</text:p>
      <text:p text:style-name="P3"/>
      <text:h text:style-name="P19" text:outline-level="1">3. Założenia projektu</text:h>
      <text:p text:style-name="Standard"/>
      <text:p text:style-name="P10">- podwozie robota zostanie zaprojektowane w środowisku AutoCAD i wydrukowane z tworzywa ABS na drukarce 3D;</text:p>
      <text:p text:style-name="P11">- elementy napędu (silniki, przekładnie, koła, elementy podpierające) będą standardowymi <text:s text:c="3"/>elementami dostępnymi w sprzedaży;</text:p>
      <text:p text:style-name="P11">- jako kontroler zostanie wykorzystana któraś z płytek bazowych z platformy Arduino (np. Arduino Micro z kontrolerem AVR Atmega32U4);</text:p>
      <text:p text:style-name="P11">- moduł wifi, sterownik silników oraz sensory będą standardowymi modułami dostępnymi w sprzedaży, kompatybilnymi z platformą Arduino (zasilanie 5V, sygnały napięciowe 5V);</text:p>
      <text:p text:style-name="P11">- do zaprogramowania kontrolera robota użyte zostanie środowisko Arduino IDE;</text:p>
      <text:p text:style-name="P11">- do napisania aplikacji sterującej robotem za pośrednictwem smartfona z systemem operacyjnym Android zostanie wykorzystane środowisko MIT App Inventor 2</text:p>
      <text:p text:style-name="P9"/>
      <text:p text:style-name="P9"/>
      <text:h text:style-name="P19" text:outline-level="1">4. Podział zadań w ramach projektu</text:h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15">Zadanie</text:p>
          </table:table-cell>
          <table:table-cell table:style-name="Tabela1.A1" office:value-type="string">
            <text:p text:style-name="P15">Osoba wykonująca</text:p>
          </table:table-cell>
          <table:table-cell table:style-name="Tabela1.A1" office:value-type="string">
            <text:p text:style-name="P15">Planowana data rozpoczęcia</text:p>
          </table:table-cell>
          <table:table-cell table:style-name="Tabela1.A1" office:value-type="string">
            <text:p text:style-name="P15">Planowana data zakończenia</text:p>
          </table:table-cell>
          <table:table-cell table:style-name="Tabela1.A1" office:value-type="string">
            <text:p text:style-name="P15">Rzeczywista data rozpoczęcia</text:p>
          </table:table-cell>
          <table:table-cell table:style-name="Tabela1.F1" office:value-type="string">
            <text:p text:style-name="P15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23"><text:change-start text:change-id="ct291755656"/>Etap 01<text:change-end text:change-id="ct291755656"/></text:p>
          </table:table-cell>
          <table:covered-table-cell/>
          <table:table-cell table:style-name="Tabela1.C2" office:value-type="date" office:date-value="2019-03-01">
            <text:p text:style-name="P15"><text:change-start text:change-id="ct291756280"/>1<text:change-end text:change-id="ct291756280"/><text:change-start text:change-id="ct291755760"/>.03.2019<text:change-end text:change-id="ct291755760"/></text:p>
          </table:table-cell>
          <table:table-cell table:style-name="Tabela1.C2" office:value-type="date" office:date-value="2019-03-31">
            <text:p text:style-name="P15"><text:change-start text:change-id="ct291755864"/>31<text:change-end text:change-id="ct291755864"/><text:change-start text:change-id="ct291754096"/>.03.2019<text:change-end text:change-id="ct291754096"/></text:p>
          </table:table-cell>
          <table:table-cell table:style-name="Tabela1.C2" office:value-type="date" office:date-value="2019-03-01">
            <text:p text:style-name="P15"><text:change-start text:change-id="ct291756592"/>1<text:change-end text:change-id="ct291756592"/><text:change-start text:change-id="ct291754824"/>.03.2019<text:change-end text:change-id="ct291754824"/></text:p>
          </table:table-cell>
          <table:table-cell table:style-name="Tabela1.F2">
            <text:p text:style-name="P15"/>
          </table:table-cell>
        </table:table-row>
        <table:table-row>
          <table:table-cell table:style-name="Tabela1.A3" office:value-type="string">
            <text:p text:style-name="P1"><text:change-start text:change-id="ct291754304"/>Utworzenie repozytorium projektu na GitHub.com<text:change-end text:change-id="ct291754304"/></text:p>
          </table:table-cell>
          <table:table-cell table:style-name="Tabela1.A3" office:value-type="string">
            <text:p text:style-name="P1"><text:change-start text:change-id="ct291755344"/>Tomasz Pogłud<text:change-end text:change-id="ct291755344"/></text:p>
          </table:table-cell>
          <table:table-cell table:style-name="Tabela1.C3" office:value-type="date" office:date-value="2019-03-01">
            <text:p text:style-name="P1"><text:change-start text:change-id="ct291755136"/>1.03.2019<text:change-end text:change-id="ct291755136"/></text:p>
          </table:table-cell>
          <table:table-cell table:style-name="Tabela1.C3" office:value-type="date" office:date-value="2019-03-06">
            <text:p text:style-name="P1"><text:change-start text:change-id="ct291756800"/>6.03.2019<text:change-end text:change-id="ct291756800"/></text:p>
          </table:table-cell>
          <table:table-cell table:style-name="Tabela1.C3" office:value-type="date" office:date-value="2019-03-01">
            <text:p text:style-name="P1"><text:change-start text:change-id="ct291754200"/>1.03.2019<text:change-end text:change-id="ct291754200"/></text:p>
          </table:table-cell>
          <table:table-cell table:style-name="Tabela1.F3" office:value-type="date" office:date-value="2019-03-06">
            <text:p text:style-name="P1"><text:change-start text:change-id="ct291754512"/>6.03.2019<text:change-end text:change-id="ct291754512"/></text:p>
          </table:table-cell>
        </table:table-row>
        <table:table-row>
          <table:table-cell table:style-name="Tabela1.A3" office:value-type="string">
            <text:p text:style-name="P1"><text:change-start text:change-id="ct289199280"/>Zdefiniowanie zada<text:change-end text:change-id="ct289199280"/><text:change-start text:change-id="ct289198656"/>ń, <text:s/>utworzenie harmonogramu oraz podział realizacji<text:change-end text:change-id="ct289198656"/><text:change-start text:change-id="ct291759400"/> zadań<text:change-end text:change-id="ct291759400"/></text:p>
          </table:table-cell>
          <table:table-cell table:style-name="Tabela1.A3" office:value-type="string">
            <text:p text:style-name="P1"><text:change-start text:change-id="ct289199800"/>Robert Płatkowski</text:p>
            <text:p text:style-name="P1">Tomasz Pogłud<text:change-end text:change-id="ct289199800"/></text:p>
          </table:table-cell>
          <table:table-cell table:style-name="Tabela1.C3" office:value-type="date" office:date-value="2019-03-04">
            <text:p text:style-name="P1"><text:change-start text:change-id="ct289200112"/>4.03.2019<text:change-end text:change-id="ct289200112"/></text:p>
          </table:table-cell>
          <table:table-cell table:style-name="Tabela1.C3" office:value-type="date" office:date-value="2019-03-15">
            <text:p text:style-name="P1"><text:change-start text:change-id="ct289197824"/>15.03.2019<text:change-end text:change-id="ct28919782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291754408"/>Wybór narzędzi programistycznych<text:change-end text:change-id="ct291754408"/></text:p>
          </table:table-cell>
          <table:table-cell table:style-name="Tabela1.A3" office:value-type="string">
            <text:p text:style-name="P1"><text:change-start text:change-id="ct291731736"/>Robert Płatkowski</text:p>
            <text:p text:style-name="P1">Tomasz Pogłud<text:change-end text:change-id="ct291731736"/></text:p>
          </table:table-cell>
          <table:table-cell table:style-name="Tabela1.C3" office:value-type="date" office:date-value="2019-03-11">
            <text:p text:style-name="P1"><text:change-start text:change-id="ct291731008"/>11.03.2019<text:change-end text:change-id="ct291731008"/></text:p>
          </table:table-cell>
          <table:table-cell table:style-name="Tabela1.C3" office:value-type="date" office:date-value="2019-03-17">
            <text:p text:style-name="P1"><text:change-start text:change-id="ct291731840"/>17.<text:change-end text:change-id="ct291731840"/><text:change-start text:change-id="ct291731320"/>03.2019<text:change-end text:change-id="ct291731320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291754928"/>Utworzenie harmonogramu aktualizacji <text:change-end text:change-id="ct291754928"/><text:change-start text:change-id="ct291756072"/>strony projektu<text:change-end text:change-id="ct291756072"/></text:p>
          </table:table-cell>
          <table:table-cell table:style-name="Tabela1.A3" office:value-type="string">
            <text:p text:style-name="P1"><text:change-start text:change-id="ct291732776"/>Robert Płatkowski<text:change-end text:change-id="ct291732776"/></text:p>
          </table:table-cell>
          <table:table-cell table:style-name="Tabela1.C3" office:value-type="date" office:date-value="2019-03-11">
            <text:p text:style-name="P1"><text:change-start text:change-id="ct291732152"/>11.03.2019<text:change-end text:change-id="ct291732152"/></text:p>
          </table:table-cell>
          <table:table-cell table:style-name="Tabela1.C3" office:value-type="date" office:date-value="2019-03-17">
            <text:p text:style-name="P1"><text:change-start text:change-id="ct291730904"/>17.03.2019<text:change-end text:change-id="ct29173090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27544"/>Utworzenie strony projektu na Pages.GitHub.com<text:change-end text:change-id="ct346327544"/></text:p>
          </table:table-cell>
          <table:table-cell table:style-name="Tabela1.A3" office:value-type="string">
            <text:p text:style-name="P1"><text:change-start text:change-id="ct346326920"/>Robert Płatkowski<text:change-end text:change-id="ct346326920"/></text:p>
          </table:table-cell>
          <table:table-cell table:style-name="Tabela1.C3" office:value-type="date" office:date-value="2019-03-25">
            <text:p text:style-name="P1"><text:change-start text:change-id="ct346328376"/>25.03.2019<text:change-end text:change-id="ct346328376"/></text:p>
          </table:table-cell>
          <table:table-cell table:style-name="Tabela1.C3" office:value-type="date" office:date-value="2019-03-29">
            <text:p text:style-name="P1"><text:change-start text:change-id="ct346328272"/>29.03.2019<text:change-end text:change-id="ct34632827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27128"/>Aktualizacja strony projektu – podsumowanie etapu 1<text:change-end text:change-id="ct346327128"/></text:p>
          </table:table-cell>
          <table:table-cell table:style-name="Tabela1.A3" office:value-type="string">
            <text:p text:style-name="P1"><text:change-start text:change-id="ct346330872"/>Robert Płatkowski<text:change-end text:change-id="ct346330872"/></text:p>
          </table:table-cell>
          <table:table-cell table:style-name="Tabela1.C3" office:value-type="date" office:date-value="2019-03-30">
            <text:p text:style-name="P1"><text:change-start text:change-id="ct346331080"/>30.03.2019<text:change-end text:change-id="ct346331080"/></text:p>
          </table:table-cell>
          <table:table-cell table:style-name="Tabela1.C3" office:value-type="date" office:date-value="2019-03-30">
            <text:p text:style-name="P1"><text:change-start text:change-id="ct346327336"/>30.03.2019<text:change-end text:change-id="ct346327336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23"><text:change-start text:change-id="ct289198344"/>Etap 02<text:change-end text:change-id="ct289198344"/></text:p>
          </table:table-cell>
          <table:covered-table-cell/>
          <table:table-cell table:style-name="Tabela1.C2" office:value-type="date" office:date-value="2019-04-01">
            <text:p text:style-name="P15"><text:change-start text:change-id="ct289198968"/>1.04.2019<text:change-end text:change-id="ct289198968"/></text:p>
          </table:table-cell>
          <table:table-cell table:style-name="Tabela1.C2" office:value-type="date" office:date-value="2019-04-30">
            <text:p text:style-name="P15"><text:change-start text:change-id="ct289197408"/>30.04.2019<text:change-end text:change-id="ct289197408"/></text:p>
          </table:table-cell>
          <table:table-cell table:style-name="Tabela1.C2">
            <text:p text:style-name="P15"/>
          </table:table-cell>
          <table:table-cell table:style-name="Tabela1.F9" office:value-type="string">
            <text:p text:style-name="P23"/>
          </table:table-cell>
        </table:table-row>
        <table:table-row>
          <table:table-cell table:style-name="Tabela1.A3" office:value-type="string">
            <text:p text:style-name="P1">Określenie i opis przypadków użycia prototypu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4-01">
            <text:p text:style-name="P1">1.04.2019</text:p>
          </table:table-cell>
          <table:table-cell table:style-name="Tabela1.A3" office:value-type="string">
            <text:p text:style-name="P1"><text:change text:change-id="ct346331808"/><text:change-start text:change-id="ct346330352"/><text:line-break/><text:change-end text:change-id="ct346330352"/><text:change-start text:change-id="ct346327856"/>7.04.2019<text:change-end text:change-id="ct346327856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Dobór sensorów dotarcia do krawędzi</text:p>
          </table:table-cell>
          <table:table-cell table:style-name="Tabela1.A3" office:value-type="string">
            <text:p text:style-name="P1"><text:change-start text:change-id="ct289198760"/>Robert Płatkowski<text:change-end text:change-id="ct289198760"/>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<text:change text:change-id="ct346331496"/><text:change-start text:change-id="ct346328480"/></text:p>
            <text:p text:style-name="P1">14.04.2019<text:change-end text:change-id="ct346328480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Dobór sensorów orientacji</text:p>
          </table:table-cell>
          <table:table-cell table:style-name="Tabela1.A3" office:value-type="string">
            <text:p text:style-name="P1"><text:change-start text:change-id="ct289199488"/>Robert Płatkowski<text:change-end text:change-id="ct289199488"/>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<text:change text:change-id="ct292125608"/><text:change-start text:change-id="ct292123424"/></text:p>
            <text:p text:style-name="P1">14.04.2019<text:change-end text:change-id="ct29212342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Dobór modułu komunikacji wifi</text:p>
          </table:table-cell>
          <table:table-cell table:style-name="Tabela1.A3" office:value-type="string">
            <text:p text:style-name="P1"><text:change-start text:change-id="ct289199592"/>Robert Płatkowski<text:change-end text:change-id="ct289199592"/>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<text:change text:change-id="ct292126024"/><text:change-start text:change-id="ct292125712"/></text:p>
            <text:p text:style-name="P1">14.04.2019<text:change-end text:change-id="ct29212571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Dobór kontrolera robota</text:p>
          </table:table-cell>
          <table:table-cell table:style-name="Tabela1.A3" office:value-type="string">
            <text:p text:style-name="P1"><text:change-start text:change-id="ct289200424"/>Robert Płatkowski<text:change-end text:change-id="ct289200424"/></text:p>
          </table:table-cell>
          <table:table-cell table:style-name="Tabela1.C3" office:value-type="date" office:date-value="2019-04-08">
            <text:p text:style-name="P1">8.04.2019</text:p>
          </table:table-cell>
          <table:table-cell table:style-name="Tabela1.A3" office:value-type="string">
            <text:p text:style-name="P1"><text:change text:change-id="ct292125920"/><text:change-start text:change-id="ct292124152"/></text:p>
            <text:p text:style-name="P1">14.04.2019<text:change-end text:change-id="ct29212415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292122800"/>Zaprojektowanie zasilania<text:change-end text:change-id="ct292122800"/></text:p>
          </table:table-cell>
          <table:table-cell table:style-name="Tabela1.A3" office:value-type="string">
            <text:p text:style-name="P1"><text:change-start text:change-id="ct292123840"/>Robert Płatkowski<text:change-end text:change-id="ct292123840"/></text:p>
          </table:table-cell>
          <table:table-cell table:style-name="Tabela1.C3" office:value-type="date" office:date-value="2019-04-08">
            <text:p text:style-name="P1"><text:change-start text:change-id="ct346331704"/>8<text:change-end text:change-id="ct346331704"/><text:change-start text:change-id="ct292123008"/>.04.2019<text:change-end text:change-id="ct292123008"/></text:p>
          </table:table-cell>
          <table:table-cell table:style-name="Tabela1.C3" office:value-type="date" office:date-value="2019-04-14">
            <text:p text:style-name="P1"><text:change-start text:change-id="ct292124048"/>14.04.2019<text:change-end text:change-id="ct292124048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Zaprojektowanie napędu</text:p>
          </table:table-cell>
          <table:table-cell table:style-name="Tabela1.A3" office:value-type="string">
            <text:p text:style-name="P1"><text:change-start text:change-id="ct289199696"/>Tomasz Pogłud<text:change-end text:change-id="ct289199696"/></text:p>
          </table:table-cell>
          <table:table-cell table:style-name="Tabela1.A3" office:value-type="string">
            <text:p text:style-name="P1"><text:change text:change-id="ct346330040"/><text:change-start text:change-id="ct346330664"/><text:line-break/>8.04.2019<text:change-end text:change-id="ct346330664"/></text:p>
          </table:table-cell>
          <table:table-cell table:style-name="Tabela1.C3" office:value-type="date" office:date-value="2019-04-19">
            <text:p text:style-name="P1">19.04.2019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291758984"/>Zaprojektowanie <text:change-end text:change-id="ct291758984"/><text:change-start text:change-id="ct291758880"/>testowego podwozia (pierwszy prototyp), doświadczalny dobór parametrów<text:change-end text:change-id="ct291758880"/><text:change-start text:change-id="ct291759088"/> napędu i mocowania do tablicy<text:change-end text:change-id="ct291759088"/><text:change-start text:change-id="ct291756384"/> oraz<text:change-end text:change-id="ct291756384"/><text:change-start text:change-id="ct291757320"/> rozmieszczenia elementów<text:change-end text:change-id="ct291757320"/></text:p>
          </table:table-cell>
          <table:table-cell table:style-name="Tabela1.A3" office:value-type="string">
            <text:p text:style-name="P1"><text:change-start text:change-id="ct291754720"/>Tomasz Pogłud<text:change-end text:change-id="ct291754720"/></text:p>
          </table:table-cell>
          <table:table-cell table:style-name="Tabela1.C3" office:value-type="date" office:date-value="2019-04-15">
            <text:p text:style-name="P1"><text:change-start text:change-id="ct346326088"/>15.04.2019<text:change-end text:change-id="ct346326088"/></text:p>
          </table:table-cell>
          <table:table-cell table:style-name="Tabela1.C3" office:value-type="date" office:date-value="2019-04-26">
            <text:p text:style-name="P1"><text:change-start text:change-id="ct346328584"/>26.04.2019<text:change-end text:change-id="ct34632858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32120"/>Napisanie programów testowych dla kontrolera (test modułu komunikacji wifi, test sterowania napędem, test odczytu sensorów)<text:change-end text:change-id="ct346332120"/></text:p>
          </table:table-cell>
          <table:table-cell table:style-name="Tabela1.A3" office:value-type="string">
            <text:p text:style-name="P1"><text:change-start text:change-id="ct346330768"/>Robert Płatkowski<text:change-end text:change-id="ct346330768"/></text:p>
          </table:table-cell>
          <table:table-cell table:style-name="Tabela1.C3" office:value-type="date" office:date-value="2019-04-15">
            <text:p text:style-name="P1"><text:change-start text:change-id="ct346329936"/>15.04.2019<text:change-end text:change-id="ct346329936"/></text:p>
          </table:table-cell>
          <table:table-cell table:style-name="Tabela1.C3" office:value-type="date" office:date-value="2019-04-26">
            <text:p text:style-name="P1"><text:change-start text:change-id="ct346332224"/>26.04.2019<text:change-end text:change-id="ct34633222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28064"/>Wykonanie pierwszego prototypu: <text:line-break/><text:change-end text:change-id="ct346328064"/><text:change-start text:change-id="ct346326400"/>Montaż wszystkich modułów pierwszego prototypu, test mocowania do tablicy, test nap<text:change-end text:change-id="ct346326400"/><text:change-start text:change-id="ct346326608"/>ędu, test połączeń elektronicznych modułów, test komunikacji<text:change-end text:change-id="ct346326608"/></text:p>
          </table:table-cell>
          <table:table-cell table:style-name="Tabela1.A3" office:value-type="string">
            <text:p text:style-name="P1"><text:change-start text:change-id="ct346329000"/>Robert Płatkowski</text:p>
            <text:p text:style-name="P1">Tomasz Pogłud<text:change-end text:change-id="ct346329000"/></text:p>
          </table:table-cell>
          <table:table-cell table:style-name="Tabela1.C3" office:value-type="date" office:date-value="2019-04-27">
            <text:p text:style-name="P1"><text:change-start text:change-id="ct346326504"/>27.04.2019<text:change-end text:change-id="ct346326504"/></text:p>
          </table:table-cell>
          <table:table-cell table:style-name="Tabela1.C3" office:value-type="date" office:date-value="2019-04-29">
            <text:p text:style-name="P1"><text:change-start text:change-id="ct346328792"/>29.04.2019<text:change-end text:change-id="ct34632879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29416"/>Aktualizacja strony projektu – podsumowanie etapu 2<text:change-end text:change-id="ct346329416"/></text:p>
          </table:table-cell>
          <table:table-cell table:style-name="Tabela1.A3" office:value-type="string">
            <text:p text:style-name="P1"><text:change-start text:change-id="ct346330144"/>Robert Płatkowski<text:change-end text:change-id="ct346330144"/></text:p>
          </table:table-cell>
          <table:table-cell table:style-name="Tabela1.C3" office:value-type="date" office:date-value="2019-04-30">
            <text:p text:style-name="P1"><text:change-start text:change-id="ct346329728"/>30.04.2019<text:change-end text:change-id="ct346329728"/></text:p>
          </table:table-cell>
          <table:table-cell table:style-name="Tabela1.C3" office:value-type="date" office:date-value="2019-04-30">
            <text:p text:style-name="P1"><text:change-start text:change-id="ct346332432"/>30.04.2019<text:change-end text:change-id="ct34633243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ext:soft-page-break/>
        <table:table-row>
          <table:table-cell table:style-name="Tabela1.A2" table:number-columns-spanned="2" office:value-type="string">
            <text:p text:style-name="P23"><text:change-start text:change-id="ct346329208"/>Etap 03<text:change-end text:change-id="ct346329208"/></text:p>
          </table:table-cell>
          <table:covered-table-cell/>
          <table:table-cell table:style-name="Tabela1.C2" office:value-type="date" office:date-value="2019-05-01">
            <text:p text:style-name="P15"><text:change-start text:change-id="ct346327440"/>1.05.2019<text:change-end text:change-id="ct346327440"/></text:p>
          </table:table-cell>
          <table:table-cell table:style-name="Tabela1.C2" office:value-type="date" office:date-value="2019-05-31">
            <text:p text:style-name="P15"><text:change-start text:change-id="ct346326816"/>31.05.2019<text:change-end text:change-id="ct346326816"/></text:p>
          </table:table-cell>
          <table:table-cell table:style-name="Tabela1.C2">
            <text:p text:style-name="P15"/>
          </table:table-cell>
          <table:table-cell table:style-name="Tabela1.F9" office:value-type="string">
            <text:p text:style-name="P23"/>
          </table:table-cell>
        </table:table-row>
        <table:table-row>
          <table:table-cell table:style-name="Tabela1.A3" office:value-type="string">
            <text:p text:style-name="P1">Zaprojektowanie podwozia<text:change-start text:change-id="ct291755552"/> dla ostatecznego prototypu<text:change-end text:change-id="ct291755552"/><text:change-start text:change-id="ct346325984"/> (model w CAD)<text:change-end text:change-id="ct346325984"/></text:p>
          </table:table-cell>
          <table:table-cell table:style-name="Tabela1.A3" office:value-type="string">
            <text:p text:style-name="P1"><text:change-start text:change-id="ct289200216"/>Tomasz Pogłud<text:change-end text:change-id="ct289200216"/></text:p>
          </table:table-cell>
          <table:table-cell table:style-name="Tabela1.A3" office:value-type="string">
            <text:p text:style-name="P1"><text:change text:change-id="ct346331912"/><text:change-start text:change-id="ct346329624"/></text:p>
            <text:p text:style-name="P1">1.05.20<text:change-end text:change-id="ct346329624"/><text:change-start text:change-id="ct346330976"/>19<text:change-end text:change-id="ct346330976"/></text:p>
          </table:table-cell>
          <table:table-cell table:style-name="Tabela1.A3" office:value-type="string">
            <text:p text:style-name="P1"><text:change text:change-id="ct346332016"/><text:change-start text:change-id="ct346330248"/></text:p>
            <text:p text:style-name="P1">10.05.2019<text:change-end text:change-id="ct346330248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podwozia<text:change-start text:change-id="ct346327752"/> (w<text:change-end text:change-id="ct346327752"/><text:change-start text:change-id="ct346326296"/>ydruk 3D)<text:change-end text:change-id="ct346326296"/></text:p>
          </table:table-cell>
          <table:table-cell table:style-name="Tabela1.A3" office:value-type="string">
            <text:p text:style-name="P1"><text:change-start text:change-id="ct289197512"/>Tomasz Pogłud<text:change-end text:change-id="ct289197512"/></text:p>
          </table:table-cell>
          <table:table-cell table:style-name="Tabela1.A3" office:value-type="string">
            <text:p text:style-name="P1"><text:change text:change-id="ct346331184"/><text:change-start text:change-id="ct346330560"/><text:line-break/>11.05.2019<text:change-end text:change-id="ct346330560"/></text:p>
          </table:table-cell>
          <table:table-cell table:style-name="Tabela1.A3" office:value-type="string">
            <text:p text:style-name="P1"><text:change text:change-id="ct346332536"/><text:change-start text:change-id="ct346330456"/><text:line-break/>15.05.2019<text:change-end text:change-id="ct346330456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programu kontrolera</text:p>
          </table:table-cell>
          <table:table-cell table:style-name="Tabela1.A3" office:value-type="string">
            <text:p text:style-name="P1"><text:change-start text:change-id="ct289200528"/>Robert Płatkowski<text:change-end text:change-id="ct289200528"/></text:p>
          </table:table-cell>
          <table:table-cell table:style-name="Tabela1.A3" office:value-type="string">
            <text:p text:style-name="P1"><text:change text:change-id="ct346331392"/><text:change-start text:change-id="ct346329312"/><text:line-break/>1.05.2019<text:change-end text:change-id="ct346329312"/></text:p>
          </table:table-cell>
          <table:table-cell table:style-name="Tabela1.A3" office:value-type="string">
            <text:p text:style-name="P1"><text:change text:change-id="ct346333576"/><text:change-start text:change-id="ct346334200"/><text:line-break/>15.05.2019<text:change-end text:change-id="ct346334200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Napisanie i instalacja aplikacji na smartfona</text:p>
          </table:table-cell>
          <table:table-cell table:style-name="Tabela1.A3" office:value-type="string">
            <text:p text:style-name="P1"><text:change-start text:change-id="ct289198136"/>Tomasz Pogłud<text:change-end text:change-id="ct289198136"/></text:p>
          </table:table-cell>
          <table:table-cell table:style-name="Tabela1.A3" office:value-type="string">
            <text:p text:style-name="P1"><text:change text:change-id="ct346334616"/><text:change-start text:change-id="ct346333680"/><text:line-break/>11.05.2019<text:change-end text:change-id="ct346333680"/></text:p>
          </table:table-cell>
          <table:table-cell table:style-name="Tabela1.A3" office:value-type="string">
            <text:p text:style-name="P1"><text:change text:change-id="ct346334304"/><text:change-start text:change-id="ct346335760"/><text:line-break/>15.05.2019<text:change-end text:change-id="ct346335760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34512"/>Montaż ostatecznego prototypu.<text:change-end text:change-id="ct346334512"/><text:change-start text:change-id="ct346332640"/> Zaprogramowanie układu kontrolera<text:change-end text:change-id="ct346332640"/></text:p>
          </table:table-cell>
          <table:table-cell table:style-name="Tabela1.A3" office:value-type="string">
            <text:p text:style-name="P1"><text:change-start text:change-id="ct346334408"/>Robert Płatkowski</text:p>
            <text:p text:style-name="P1">Tomasz Pogłud<text:change-end text:change-id="ct346334408"/></text:p>
          </table:table-cell>
          <table:table-cell table:style-name="Tabela1.C3" office:value-type="date" office:date-value="2019-05-16">
            <text:p text:style-name="P1"><text:change-start text:change-id="ct346333472"/>16.05.2019<text:change-end text:change-id="ct346333472"/></text:p>
          </table:table-cell>
          <table:table-cell table:style-name="Tabela1.C3" office:value-type="date" office:date-value="2019-05-19">
            <text:p text:style-name="P1"><text:change-start text:change-id="ct346334824"/>19.05.2019<text:change-end text:change-id="ct34633482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Wykonanie testów prototypu<text:change-start text:change-id="ct346329520"/>. Przeprowadzenie badań<text:change-end text:change-id="ct346329520"/></text:p>
          </table:table-cell>
          <table:table-cell table:style-name="Tabela1.A3" office:value-type="string">
            <text:p text:style-name="P1">Robert Płatkowski</text:p>
            <text:p text:style-name="P1">Tomasz Pogłud</text:p>
          </table:table-cell>
          <table:table-cell table:style-name="Tabela1.C3" office:value-type="date" office:date-value="2019-05-20">
            <text:p text:style-name="P1"><text:change-start text:change-id="ct346333992"/>20.05.2019<text:change-end text:change-id="ct346333992"/></text:p>
          </table:table-cell>
          <table:table-cell table:style-name="Tabela1.C3" office:value-type="date" office:date-value="2019-05-29">
            <text:p text:style-name="P1">29.05.2019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Opracowanie dokumentacji <text:change-start text:change-id="ct346329832"/>i sprawozdania z <text:change-end text:change-id="ct346329832"/>projektu</text:p>
          </table:table-cell>
          <table:table-cell table:style-name="Tabela1.A3" office:value-type="string">
            <text:p text:style-name="P1"><text:change-start text:change-id="ct289198448"/>Robert Płatkowski</text:p>
            <text:p text:style-name="P1">Tomasz Pogłud<text:change-end text:change-id="ct289198448"/></text:p>
          </table:table-cell>
          <table:table-cell table:style-name="Tabela1.C3" office:value-type="date" office:date-value="2019-05-20">
            <text:p text:style-name="P1"><text:change-start text:change-id="ct346332328"/>20.05.2019<text:change-end text:change-id="ct346332328"/></text:p>
          </table:table-cell>
          <table:table-cell table:style-name="Tabela1.C3" office:value-type="date" office:date-value="2019-05-30">
            <text:p text:style-name="P1"><text:change-start text:change-id="ct346331288"/>30.05.2019<text:change-end text:change-id="ct346331288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34096"/>Aktualizacja strony projektu – podsumowanie etapu 3<text:change-end text:change-id="ct346334096"/></text:p>
          </table:table-cell>
          <table:table-cell table:style-name="Tabela1.A3" office:value-type="string">
            <text:p text:style-name="P1"><text:change-start text:change-id="ct346335240"/>Robert Płatkowski<text:change-end text:change-id="ct346335240"/></text:p>
          </table:table-cell>
          <table:table-cell table:style-name="Tabela1.C3" office:value-type="date" office:date-value="2019-05-30">
            <text:p text:style-name="P1"><text:change-start text:change-id="ct346332744"/>30.05.2019<text:change-end text:change-id="ct346332744"/></text:p>
          </table:table-cell>
          <table:table-cell table:style-name="Tabela1.C3" office:value-type="date" office:date-value="2019-05-31">
            <text:p text:style-name="P1"><text:change-start text:change-id="ct346335032"/>31.05.2019<text:change-end text:change-id="ct34633503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2" table:number-columns-spanned="2" office:value-type="string">
            <text:p text:style-name="P23"><text:change-start text:change-id="ct346334928"/>Etap 04<text:change-end text:change-id="ct346334928"/></text:p>
          </table:table-cell>
          <table:covered-table-cell/>
          <table:table-cell table:style-name="Tabela1.C2" office:value-type="date" office:date-value="2019-06-01">
            <text:p text:style-name="P15"><text:change-start text:change-id="ct346335552"/>1.06.2019<text:change-end text:change-id="ct346335552"/></text:p>
          </table:table-cell>
          <table:table-cell table:style-name="Tabela1.C2" office:value-type="date" office:date-value="2019-06-30">
            <text:p text:style-name="P15"><text:change-start text:change-id="ct346333264"/>30.06.2019<text:change-end text:change-id="ct346333264"/></text:p>
          </table:table-cell>
          <table:table-cell table:style-name="Tabela1.C2">
            <text:p text:style-name="P15"/>
          </table:table-cell>
          <table:table-cell table:style-name="Tabela1.F9" office:value-type="string">
            <text:p text:style-name="P23"/>
          </table:table-cell>
        </table:table-row>
        <table:table-row>
          <table:table-cell table:style-name="Tabela1.A3" office:value-type="string">
            <text:p text:style-name="P1"><text:change-start text:change-id="ct346317040"/>Przygotowanie prezentacji na obronę projektu<text:change-end text:change-id="ct346317040"/></text:p>
          </table:table-cell>
          <table:table-cell table:style-name="Tabela1.A3" office:value-type="string">
            <text:p text:style-name="P1"><text:change-start text:change-id="ct346333368"/>Robert Płatkowski</text:p>
            <text:p text:style-name="P1">Tomasz Pogłud<text:change-end text:change-id="ct346333368"/></text:p>
          </table:table-cell>
          <table:table-cell table:style-name="Tabela1.C3" office:value-type="date" office:date-value="2019-06-01">
            <text:p text:style-name="P1"><text:change-start text:change-id="ct346333888"/>1.06.2019<text:change-end text:change-id="ct346333888"/></text:p>
          </table:table-cell>
          <table:table-cell table:style-name="Tabela1.C3" office:value-type="date" office:date-value="2019-06-05">
            <text:p text:style-name="P1"><text:change-start text:change-id="ct346335344"/>5.06.2019<text:change-end text:change-id="ct346335344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  <table:table-row>
          <table:table-cell table:style-name="Tabela1.A3" office:value-type="string">
            <text:p text:style-name="P1"><text:change-start text:change-id="ct346318600"/>Aktualizacja strony projektu – podsumowanie etapu 4<text:change-end text:change-id="ct346318600"/></text:p>
          </table:table-cell>
          <table:table-cell table:style-name="Tabela1.A3" office:value-type="string">
            <text:p text:style-name="P1"><text:change-start text:change-id="ct346332848"/>Robert Płatkowski<text:change-end text:change-id="ct346332848"/></text:p>
          </table:table-cell>
          <table:table-cell table:style-name="Tabela1.C3" office:value-type="date" office:date-value="2019-06-06">
            <text:p text:style-name="P1"><text:change-start text:change-id="ct346335448"/>6.06.2019<text:change-end text:change-id="ct346335448"/></text:p>
          </table:table-cell>
          <table:table-cell table:style-name="Tabela1.C3" office:value-type="date" office:date-value="2019-06-07">
            <text:p text:style-name="P1"><text:change-start text:change-id="ct346332952"/>7.06.2019<text:change-end text:change-id="ct346332952"/></text:p>
          </table:table-cell>
          <table:table-cell table:style-name="Tabela1.A3" office:value-type="string">
            <text:p text:style-name="P1"/>
          </table:table-cell>
          <table:table-cell table:style-name="Tabela1.F4" office:value-type="string">
            <text:p text:style-name="P1"/>
          </table:table-cell>
        </table:table-row>
      </table:table>
      <text:p text:style-name="P9"/>
      <text:h text:style-name="P20" text:outline-level="1">5. Wybór narzędzi programistycznych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5">Zadanie</text:p>
          </table:table-cell>
          <table:table-cell table:style-name="Table1.B1" office:value-type="string">
            <text:p text:style-name="P15">Oprogramowanie</text:p>
          </table:table-cell>
        </table:table-row>
        <table:table-row>
          <table:table-cell table:style-name="Table1.A2" office:value-type="string">
            <text:p text:style-name="P1">Utworzenie, aktualizacja repozytorium projektu.<text:line-break/>Aktualizacja strony internetowej projektu</text:p>
          </table:table-cell>
          <table:table-cell table:style-name="Table1.B2" office:value-type="string">
            <text:p text:style-name="P1">Github.com</text:p>
            <text:p text:style-name="P1">Github Desktop</text:p>
          </table:table-cell>
        </table:table-row>
        <table:table-row>
          <table:table-cell table:style-name="Table1.A2" office:value-type="string">
            <text:p text:style-name="P1">Utworzenie szablonu strony internetowej projektu, aktualizacja treści</text:p>
          </table:table-cell>
          <table:table-cell table:style-name="Table1.B2" office:value-type="string">
            <text:p text:style-name="P1">Aptana Studio 3</text:p>
          </table:table-cell>
        </table:table-row>
        <table:table-row>
          <table:table-cell table:style-name="Table1.A2" office:value-type="string">
            <text:p text:style-name="P1">Dokumentacja projektu<text:line-break/>Sprawozdanie</text:p>
          </table:table-cell>
          <table:table-cell table:style-name="Table1.B2" office:value-type="string">
            <text:p text:style-name="P1">Apache OpenOffice 4 Writer</text:p>
          </table:table-cell>
        </table:table-row>
        <table:table-row>
          <table:table-cell table:style-name="Table1.A2" office:value-type="string">
            <text:p text:style-name="P1">Określenie i opis przypadków użycia prototypu</text:p>
          </table:table-cell>
          <table:table-cell table:style-name="Table1.B2" office:value-type="string">
            <text:p text:style-name="P1">Star UML</text:p>
          </table:table-cell>
        </table:table-row>
        <table:table-row>
          <table:table-cell table:style-name="Table1.A2" office:value-type="string">
            <text:p text:style-name="P1">Zaprojektowanie podwozia prototypu</text:p>
          </table:table-cell>
          <table:table-cell table:style-name="Table1.B2" office:value-type="string">
            <text:p text:style-name="P24">AutoCAD ???</text:p>
          </table:table-cell>
        </table:table-row>
        <table:table-row>
          <table:table-cell table:style-name="Table1.A2" office:value-type="string">
            <text:p text:style-name="P1">Napisanie programu dla kontrolera</text:p>
          </table:table-cell>
          <table:table-cell table:style-name="Table1.B2" office:value-type="string">
            <text:p text:style-name="P1">Arduino IDE</text:p>
          </table:table-cell>
        </table:table-row>
        <table:table-row>
          <table:table-cell table:style-name="Table1.A2" office:value-type="string">
            <text:p text:style-name="P1">Utworzenie aplikacji sterującej na smartfon (Android)</text:p>
          </table:table-cell>
          <table:table-cell table:style-name="Table1.B2" office:value-type="string">
            <text:p text:style-name="P17">MIT App Inventor 2</text:p>
          </table:table-cell>
        </table:table-row>
        <table:table-row>
          <table:table-cell table:style-name="Table1.A2" office:value-type="string">
            <text:p text:style-name="P1">Dokumentacja oprogramowania</text:p>
          </table:table-cell>
          <table:table-cell table:style-name="Table1.B2" office:value-type="string">
            <text:p text:style-name="P1">Doxygen</text:p>
          </table:table-cell>
        </table:table-row>
        <table:table-row>
          <table:table-cell table:style-name="Table1.A2" office:value-type="string">
            <text:p text:style-name="P1">Prezentacja na obronę projektu</text:p>
          </table:table-cell>
          <table:table-cell table:style-name="Table1.B2" office:value-type="string">
            <text:p text:style-name="P1">Apache OpenOffice 4 Impress <text:line-break/>opcjonalnie:<text:line-break/>GIMP (obróbka zdjęć)<text:line-break/>VirtualDub (montaż video)</text:p>
          </table:table-cell>
        </table:table-row>
      </table:table>
      <text:p text:style-name="P25"/>
      <text:h text:style-name="P20" text:outline-level="1">6. Harmonogram aktualizacji strony projektu</text:h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Aktualizacja</text:p>
          </table:table-cell>
          <table:table-cell table:style-name="Table2.A1" office:value-type="string">
            <text:p text:style-name="P15">Osoba wykonująca</text:p>
          </table:table-cell>
          <table:table-cell table:style-name="Table2.A1" office:value-type="string">
            <text:p text:style-name="P15">Rodzaj aktualizacji</text:p>
          </table:table-cell>
          <table:table-cell table:style-name="Table2.A1" office:value-type="string">
            <text:p text:style-name="P15">Planowana data aktualizacji</text:p>
          </table:table-cell>
          <table:table-cell table:style-name="Table2.E1" office:value-type="string">
            <text:p text:style-name="P15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23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Utworzenie repozytorium projektu na GitHub.com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06">
            <text:p text:style-name="P1">6.03.2019</text:p>
          </table:table-cell>
          <table:table-cell table:style-name="Table2.E3" office:value-type="date" office:date-value="2019-03-06">
            <text:p text:style-name="P1">6.03.2019</text:p>
          </table:table-cell>
        </table:table-row>
        <table:table-row>
          <table:table-cell table:style-name="Table2.A3" office:value-type="string">
            <text:p text:style-name="P1">Zdefiniowanie zadań, <text:s/>utworzenie harmonogramu oraz podział realizacji zadań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Wybór narzędzi programistycznych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Utworzenie harmonogramu aktualizacji strony projektu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/text:p>
          </table:table-cell>
          <table:table-cell table:style-name="Table2.D3" office:value-type="date" office:date-value="2019-03-15">
            <text:p text:style-name="P1">15.03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Utworzenie strony projektu na Pages.GitHub.com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29">
            <text:p text:style-name="P1">29.03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1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3-30">
            <text:p text:style-name="P1">30.03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23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schematów przypadków użycia prototyp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07">
            <text:p text:style-name="P1">7.04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Uzupełnienie raportu o wyniki doboru komponentów prototypu razem z uzasadnieniem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19">
            <text:p text:style-name="P1">19.04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6">
            <text:p text:style-name="P1">26.04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4-29">
            <text:p text:style-name="P1">29.04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2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Strona projektu</text:p>
          </table:table-cell>
          <table:table-cell table:style-name="Table2.D3" office:value-type="date" office:date-value="2019-04-30">
            <text:p text:style-name="P1">30.04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23">Etap 03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wynikowego pliku z projektem podwozia dla ostatecznego prototypu (model w CAD)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0">
            <text:p text:style-name="P1">10.05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programu kontrolera oraz dokumentacji wygenerowanej za pomocą Doxygena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kodu źródłowego aplikacji na smartfona</text:p>
          </table:table-cell>
          <table:table-cell table:style-name="Table2.A3" office:value-type="string"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15">
            <text:p text:style-name="P1">15.05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wyników testów prototypu. 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29">
            <text:p text:style-name="P1">29.05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Publikacja ostatecznej wersji <text:soft-page-break/>dokumentacji i sprawozdania z projektu</text:p>
          </table:table-cell>
          <table:table-cell table:style-name="Table2.A3" office:value-type="string">
            <text:p text:style-name="P1">Robert Płatkowski</text:p>
            <text:p text:style-name="P1"><text:soft-page-break/>Tomasz Pogłud</text:p>
          </table:table-cell>
          <table:table-cell table:style-name="Table2.A3" office:value-type="string">
            <text:p text:style-name="P1">Repozytorium <text:soft-page-break/>plików<text:line-break/>Strona projektu</text:p>
          </table:table-cell>
          <table:table-cell table:style-name="Table2.D3" office:value-type="date" office:date-value="2019-05-30">
            <text:p text:style-name="P1">30.05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3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5-31">
            <text:p text:style-name="P1">31.05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2" table:number-columns-spanned="5" office:value-type="string">
            <text:p text:style-name="P23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">Publikacja prezentacji na obronę projektu</text:p>
          </table:table-cell>
          <table:table-cell table:style-name="Table2.A3" office:value-type="string">
            <text:p text:style-name="P1">Robert Płatkowski</text:p>
            <text:p text:style-name="P1">Tomasz Pogłud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5">
            <text:p text:style-name="P1">5.06.2019</text:p>
          </table:table-cell>
          <table:table-cell table:style-name="Table2.E4" office:value-type="string">
            <text:p text:style-name="P1"/>
          </table:table-cell>
        </table:table-row>
        <table:table-row>
          <table:table-cell table:style-name="Table2.A3" office:value-type="string">
            <text:p text:style-name="P1">Aktualizacja strony projektu – podsumowanie etapu 4</text:p>
          </table:table-cell>
          <table:table-cell table:style-name="Table2.A3" office:value-type="string">
            <text:p text:style-name="P1">Robert Płatkowski</text:p>
          </table:table-cell>
          <table:table-cell table:style-name="Table2.A3" office:value-type="string">
            <text:p text:style-name="P1">Repozytorium plików<text:line-break/>Strona projektu</text:p>
          </table:table-cell>
          <table:table-cell table:style-name="Table2.D3" office:value-type="date" office:date-value="2019-06-07">
            <text:p text:style-name="P1">7.06.2019</text:p>
          </table:table-cell>
          <table:table-cell table:style-name="Table2.E4" office:value-type="string">
            <text:p text:style-name="P1"/>
          </table:table-cell>
        </table:table-row>
      </table:table>
      <text:p text:style-name="P9"/>
      <text:p text:style-name="P9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3-10T22:24:17.52</dc:date>
    <dc:creator>Robert Płatkowski</dc:creator>
    <meta:editing-duration>PT5H24M45S</meta:editing-duration>
    <meta:editing-cycles>54</meta:editing-cycles>
    <meta:generator>OpenOffice/4.1.6$Win32 OpenOffice.org_project/416m1$Build-9790</meta:generator>
    <meta:document-statistic meta:table-count="3" meta:image-count="0" meta:object-count="0" meta:page-count="7" meta:paragraph-count="294" meta:word-count="1022" meta:character-count="8467"/>
  </office:meta>
</office:document-meta>
</file>